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start" style:justify-single-word="false" fo:break-before="page"/>
      <style:text-properties fo:font-weight="bold" style:font-weight-asian="bold" style:font-weight-complex="bold"/>
    </style:style>
    <style:style style:name="P11" style:family="paragraph" style:parent-style-name="Code_20_block">
      <style:paragraph-properties fo:break-before="page"/>
    </style:style>
    <style:style style:name="P12" style:family="paragraph" style:parent-style-name="Code_20_block">
      <style:text-properties fo:color="#008000"/>
    </style:style>
    <style:style style:name="P13" style:family="paragraph" style:parent-style-name="Code_20_block">
      <style:text-properties fo:color="#008000" fo:font-weight="normal" style:font-weight-asian="normal" style:font-weight-complex="normal"/>
    </style:style>
    <style:style style:name="P14" style:family="paragraph" style:parent-style-name="Code_20_block">
      <style:text-properties fo:font-weight="normal" style:font-weight-asian="normal" style:font-weight-complex="normal"/>
    </style:style>
    <style:style style:name="P15" style:family="paragraph" style:parent-style-name="Code_20_block">
      <style:paragraph-properties fo:text-align="start" style:justify-single-word="false"/>
      <style:text-properties fo:font-weight="normal" style:font-weight-asian="normal" style:font-weight-complex="normal"/>
    </style:style>
    <style:style style:name="P16" style:family="paragraph" style:parent-style-name="Code_20_block">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style:font-name="Courier New1"/>
    </style:style>
    <style:style style:name="P19" style:family="paragraph" style:parent-style-name="Standard" style:list-style-name="List_20_2">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ist_20_1"/>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ist_20_2">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35011"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555168"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7565030"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7531707" text:style-name="List_20_2">
        <text:list-item>
          <text:p text:style-name="P19">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19">the MBean provider interface must have a public no-arg constructor</text:p>
        </text:list-item>
      </text:list>
      <text:list xml:id="list27562084" text:continue-list="list27565030"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text:p>
      <text:p text:style-name="Code_20_block"><text:s text:c="2"/>{</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text:p>
      <text:p text:style-name="Code_20_block"><text:s text:c="2"/>{</text:p>
      <text:p text:style-name="Code_20_block"><text:s text:c="4"/><text:span text:style-name="T5">// return the available processors as an integer value</text:span></text:p>
      <text:p text:style-name="Code_20_block"><text:s text:c="4"/>public Integer queryAvailableProcessors()</text:p>
      <text:p text:style-name="Code_20_block"><text:s text:c="4"/>{</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2.0/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text:p>
      <text:p text:style-name="Code_20_block"><text:s text:c="2"/>{</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2.0/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text:p>
      <text:p text:style-name="Code_20_block"><text:s text:c="2"/>{</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java.sun.com/j2se/1.5.0/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P11"><text:s text:c="2"/>package org.jppf.example.mbean.node.spi;</text:p>
      <text:p text:style-name="Code_20_block"><text:s text:c="2"/></text:p>
      <text:p text:style-name="Code_20_block"><text:s text:c="2"/>import org.jppf.example.mbean.AvailableProcessors;</text:p>
      <text:p text:style-name="Code_20_block"><text:s text:c="2"/>import org.jppf.management.spi.JPPFNodeMBeanProvider;</text:p>
      <text:p text:style-name="Code_20_block"><text:s text:c="2"/>import org.jppf.node.MonitoredNode;</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JPPFNodeMBeanProvider</text:p>
      <text:p text:style-name="Code_20_block"><text:s text:c="2"/>{</text:p>
      <text:p text:style-name="Code_20_block"><text:s text:c="4"/><text:span text:style-name="T5">//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text:p>
      <text:p text:style-name="Code_20_block"><text:s text:c="4"/>{</text:p>
      <text:p text:style-name="Code_20_block"><text:s text:c="6"/>return "org.jppf.example.node.mbean:name=AvailableProcessors,type=node";</text:p>
      <text:p text:style-name="Code_20_block"><text:s text:c="4"/>}</text:p>
      <text:p text:style-name="Code_20_block"><text:s text:c="2"/>}</text:p>
      <text:p text:style-name="P4"/>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p text:style-name="P4"/>
      <text:list xml:id="list27550831" text:continue-numbering="true" text:style-name="Outline">
        <text:list-item>
          <text:list>
            <text:list-item>
              <text:list>
                <text:list-item>
                  <text:h text:style-name="P27"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2.0/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text:span></text:p>
      <text:p text:style-name="Code_20_block"><text:s text:c="2"/>{</text:p>
      <text:p text:style-name="Code_20_block"><text:s text:c="4"/><text:span text:style-name="T5">//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text:span></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text:p>
      <text:p text:style-name="Code_20_block"><text:s text:c="4"/>{</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7536710" text:style-name="List_20_1">
        <text:list-item>
          <text:p text:style-name="P21">the implemented interface is <text:span text:style-name="Code_20_char">JPPFDriverMbeanProvider</text:span>, and its <text:span text:style-name="Code_20_char">createMBean()</text:span> method takes no parameter</text:p>
        </text:list-item>
        <text:list-item>
          <text:p text:style-name="P21">we gave a different object name to our MBean: “<text:span text:style-name="Code_20_char">…,</text:span><text:span text:style-name="Code_20_char"><text:span text:style-name="T1">type=driver</text:span></text:span>”</text:p>
        </text:list-item>
        <text:list-item>
          <text:p text:style-name="P21">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
      <text:p text:style-name="P10">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list xml:id="list27580088" text:continue-list="list27550831" text:style-name="Outline">
        <text:list-item>
          <text:list>
            <text:list-item>
              <text:h text:style-name="Heading_20_2"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7552740" text:continue-list="list27531707" text:style-name="List_20_2">
        <text:list-item>
          <text:p text:style-name="P23">the provider interface for a node or server startup class extends the interface <text:a xlink:type="simple" xlink:href="http://www.jppf.org/api-2.0/index.html?org/jppf/startup/JPPFStartup.html"><text:span text:style-name="Code_20_char">JPPFStartup</text:span></text:a>, which itself extends <text:a xlink:type="simple" xlink:href="http://java.sun.com/j2se/1.5.0/docs/api/index.html?java/lang/Runnable.html"><text:span text:style-name="Code_20_char">java.lang.Runnable</text:span></text:a>. Thus, writing a startup class consists essentially in writing code in the <text:span text:style-name="Code_20_char">run()</text:span> method.</text:p>
        </text:list-item>
        <text:list-item>
          <text:p text:style-name="P23">the provider interface implementation must have a no-arg constructor</text:p>
        </text:list-item>
        <text:list-item>
          <text:p text:style-name="P23">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7558599" text:continue-list="list27580088"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2.0/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P6"/>
      <text:p text:style-name="P11"><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text:p>
      <text:p text:style-name="Code_20_block"><text:s text:c="2"/>{</text:p>
      <text:p text:style-name="Code_20_block"><text:s text:c="4"/>public void run()</text:p>
      <text:p text:style-name="Code_20_block"><text:s text:c="4"/>{</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list xml:id="list27569060" text:continue-numbering="true" text:style-name="Outline">
        <text:list-item>
          <text:list>
            <text:list-item>
              <text:list>
                <text:list-item>
                  <text:h text:style-name="Heading_20_3"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text:p>
      <text:p text:style-name="Code_20_block"><text:s text:c="2"/>{</text:p>
      <text:p text:style-name="Code_20_block"><text:s text:c="4"/>public void run()</text:p>
      <text:p text:style-name="Code_20_block"><text:s text:c="4"/>{</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7580019" text:continue-numbering="true" text:style-name="Outline">
        <text:list-item>
          <text:list>
            <text:list-item>
              <text:h text:style-name="Heading_20_2" text:outline-level="2"><text:soft-page-break/>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L<text:span text:style-name="T9">1</text:span></text:p>
          </table:table-cell>
          <table:table-cell table:style-name="Table1.A1" office:value-type="string">
            <text:p text:style-name="P17">Block<text:span text:style-name="T9">1</text:span></text:p>
          </table:table-cell>
          <table:table-cell table:style-name="Table1.A1" office:value-type="string">
            <text:p text:style-name="P18">.....</text:p>
          </table:table-cell>
          <table:table-cell table:style-name="Table1.A1" office:value-type="string">
            <text:p text:style-name="P17">L<text:span text:style-name="T9">n</text:span></text:p>
          </table:table-cell>
          <table:table-cell table:style-name="Table1.E1" office:value-type="string">
            <text:p text:style-name="P17">Block<text:span text:style-name="T9">n</text:span></text:p>
          </table:table-cell>
        </table:table-row>
      </table:table>
      <text:p text:style-name="P6"/>
      <text:p text:style-name="P6">Where:</text:p>
      <text:p text:style-name="P6"/>
      <text:list xml:id="list27581441" text:continue-list="list27552740" text:style-name="List_20_2">
        <text:list-item>
          <text:p text:style-name="P23">Block<text:span text:style-name="T9">1</text:span>, ..., Block<text:span text:style-name="T9">n </text:span>are separate blocks of data constituting the message</text:p>
        </text:list-item>
        <text:list-item>
          <text:p text:style-name="P23">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2.0/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4"><text:s text:c="2"/>public interface JPPFDataTransform</text:p>
      <text:p text:style-name="P14"><text:s text:c="2"/>{</text:p>
      <text:p text:style-name="P13"><text:s text:c="4"/>// Transform a block of data into another, transformed one.</text:p>
      <text:p text:style-name="P13"><text:s text:c="4"/>// This operation must be such that the result of unwrapping the data of the</text:p>
      <text:p text:style-name="P13"><text:s text:c="4"/>// destination must be the equal to the source data</text:p>
      <text:p text:style-name="P14"><text:s text:c="4"/>void wrap(InputStream source, OutputStream destination) throws Exception;</text:p>
      <text:p text:style-name="P14"><text:s text:c="2"/></text:p>
      <text:p text:style-name="Code_20_block"><text:span text:style-name="T12"><text:s text:c="4"/></text:span><text:span text:style-name="T6">// Transform a block of data into another, reverse-transformed one</text:span></text:p>
      <text:p text:style-name="P13"><text:s text:c="4"/>// This method is the reverse operation with regards to wrap()</text:p>
      <text:p text:style-name="P14"><text:s text:c="4"/>void unwrap(InputStream source, OutputStream destination) throws Exception;</text:p>
      <text:p text:style-name="P14"><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1"><text:s text:c="2"/><text:span text:style-name="T5">// Data transform that uses the DES cyptographic algorithm with a 56 bits secret key</text:span></text:p>
      <text:p text:style-name="Code_20_block"><text:s text:c="2"/>public class SecureKeyCipherTransform implements JPPFDataTransform</text:p>
      <text:p text:style-name="Code_20_block"><text:s text:c="2"/>{</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text:p>
      <text:p text:style-name="Code_20_block"><text:s text:c="4"/>{</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text:p>
      <text:p text:style-name="Code_20_block"><text:s text:c="4"/>{</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text:p>
      <text:p text:style-name="Code_20_block"><text:s text:c="4"/>{</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oft-page-break/><text:s text:c="4"/><text:span text:style-name="T5">// Transform the specified input source and write it to the specified destination</text:span></text:p>
      <text:p text:style-name="Code_20_block"><text:s text:c="4"/>private void transform(InputStream source, OutputStream dest) throws Exception</text:p>
      <text:p text:style-name="Code_20_block"><text:s text:c="4"/>{</text:p>
      <text:p text:style-name="Code_20_block"><text:s text:c="6"/>byte[] buffer = new byte[8192];</text:p>
      <text:p text:style-name="Code_20_block"><text:s text:c="6"/>while (true)</text:p>
      <text:p text:style-name="Code_20_block"><text:s text:c="6"/>{</text:p>
      <text:p text:style-name="Code_20_bloc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text:p>
      <text:p text:style-name="Code_20_block"><text:s text:c="4"/>{</text:p>
      <text:p text:style-name="Code_20_block"><text:s text:c="6"/>if (secretKey == null)</text:p>
      <text:p text:style-name="Code_20_block"><text:s text:c="6"/>{</text:p>
      <text:p text:style-name="Code_20_block"><text:s text:c="8"/>try</text:p>
      <text:p text:style-name="Code_20_block"><text:s text:c="8"/>{</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text:p>
      <text:p text:style-name="Code_20_block"><text:s text:c="8"/>catch(Exception e)</text:p>
      <text:p text:style-name="Code_20_block"><text:s text:c="8"/>{</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7563746" text:continue-list="list27580019" text:style-name="Outline">
        <text:list-item>
          <text:list>
            <text:list-item>
              <text:h text:style-name="P26" text:outline-level="2">Specifying alternate object streams</text:h>
            </text:list-item>
          </text:list>
        </text:list-item>
      </text:list>
      <text:p text:style-name="P6">JPPF performs objects transport and associated serialization by the means of object streams, which are instances of <text:a xlink:type="simple" xlink:href="http://java.sun.com/j2se/1.5.0/docs/api/index.html?java/io/ObjectInputStream.html"><text:span text:style-name="Code_20_char">ObjectInputStream</text:span></text:a> and <text:a xlink:type="simple" xlink:href="http://java.sun.com/j2se/1.5.0/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7568994"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7551611"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2.0/index.html?org/jppf/serialization/JPPFObjectStreamBuilder.html"><text:span text:style-name="Code_20_char">JPPFObjectStreamBuilder</text:span></text:a> interface:</text:p>
      <text:p text:style-name="P5"/>
      <text:p text:style-name="P12"><text:s text:c="2"/>// Interface for all builders instantiating alternate object input and output streams.</text:p>
      <text:p text:style-name="Code_20_block"><text:s text:c="2"/>public interface JPPFObjectStreamBuilder</text:p>
      <text:p text:style-name="Code_20_block"><text:s text:c="2"/>{</text:p>
      <text:p text:style-name="P12"><text:s text:c="4"/>// Obtain an input stream used for deserializing objects.</text:p>
      <text:p text:style-name="Code_20_block"><text:s text:c="4"/>public ObjectInputStream newObjectInputStream(InputStream in) throws Exception;</text:p>
      <text:p text:style-name="P12"><text:s text:c="2"/></text:p>
      <text:p text:style-name="P12"><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24"/>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7569049"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755953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7561725"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2.0/index.html?org/jppf/serialization/JPPFObjectInputStream.html"><text:span text:style-name="Code_20_char">JPPFObjectInputStream</text:span></text:a> and <text:a xlink:type="simple" xlink:href="http://www.jppf.org/api-2.0/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text:soft-page-break/>interface.</text:p>
      <text:p text:style-name="P6"/>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5"><text:s text:c="2"/>jppf.object.output.stream.class = org.jppf.serialization.JPPFObjectOutputStream</text:p>
      <text:list xml:id="list27573776"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2.0/index.html?org/jppf/serialization/XstreamObjectStreamBuilder.html"><text:span text:style-name="Code_20_char"><text:span text:style-name="T10">XstreamObjectStreamBuilder</text:span></text:span></text:a><text:span text:style-name="T10">. To use it, simply specify:</text:span></text:p>
      <text:p text:style-name="P25"/>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25"/>
      <text:p text:style-name="P25">in the JPPF configuration files. </text:p>
      <text:p text:style-name="P25"/>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7581168" text:continue-numbering="true" text:style-name="Outline">
        <text:list-item>
          <text:list>
            <text:list-item>
              <text:h text:style-name="P26" text:outline-level="2">Creating a custom load-balancer</text:h>
            </text:list-item>
          </text:list>
        </text:list-item>
      </text:list>
      <text:p text:style-name="Standard"><text:span text:style-name="T8">Related sample</text:span>: “CustomLoadBalancer” in the JPPF samples pack.</text:p>
      <text:list xml:id="list2757260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text:p>
      <text:p text:style-name="Code_20_block"><text:s text:c="2"/>{</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2.0/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567101" text:continue-list="list27581441" text:style-name="List_20_2">
        <text:list-item>
          <text:p text:style-name="P19">when the server starts up, it creates a bundler instance based on the load-balancing algorithm specified in the configuration file</text:p>
        </text:list-item>
        <text:list-item>
          <text:p text:style-name="P1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when a node is disconnected, the server will call the <text:span text:style-name="Code_20_char">dispose()</text:span> method on the corresponding bundler, then discard it</text:p>
        </text:list-item>
        <text:list-item>
          <text:p text:style-name="P1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text:soft-page-break/></text:p>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7566328" text:continue-list="list27572605"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2.0/index.html?org/jppf/server/scheduler/bundle/LoadBalancingProfile.html"><text:span text:style-name="Code_20_char">LoadBalancingProfile</text:span></text:a>:</text:p>
      <text:p text:style-name="P1"/>
      <text:p text:style-name="Code_20_block"><text:s text:c="2"/>public interface LoadBalancingProfile extends Serializable</text:p>
      <text:p text:style-name="Code_20_block"><text:s text:c="2"/>{</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text:p>
      <text:p text:style-name="Code_20_block"><text:s text:c="2"/>{</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text:p>
      <text:p text:style-name="Code_20_block"><text:s text:c="4"/>{</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text:p>
      <text:p text:style-name="Code_20_block"><text:s text:c="4"/>{</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text:p>
      <text:p text:style-name="Code_20_block"><text:s text:c="4"/>{</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text:p>
      <text:p text:style-name="Code_20_block"><text:s text:c="4"/>{</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text:p>
      <text:p text:style-name="Code_20_block"><text:s text:c="4"/>{</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2.0/index.html?org/jppf/utils/TypedProperties.html"><text:span text:style-name="Code_20_char">TypedProperties</text:span></text:a> parameter, which will allow us to read the size parameter from the JPPF configuration file.</text:p>
      <text:p text:style-name="P1"/>
      <text:p text:style-name="P1"/>
      <text:p text:style-name="P9">Now let's take a look at the algorithm implementation itself:</text:p>
      <text:p text:style-name="P1"/>
      <text:p text:style-name="Code_20_block"><text:s text:c="2"/>public class FixedSizeBundler extends AbstractBundler</text:p>
      <text:p text:style-name="Code_20_block"><text:s text:c="2"/>{</text:p>
      <text:p text:style-name="Code_20_block"><text:s text:c="4"/><text:span text:style-name="T5">// Initialize this bundler</text:span></text:p>
      <text:p text:style-name="Code_20_block"><text:s text:c="4"/>public FixedSizeBundler(LoadBalancingProfile profile)</text:p>
      <text:p text:style-name="Code_20_block"><text:s text:c="4"/>{</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text:p>
      <text:p text:style-name="Code_20_block"><text:s text:c="4"/>{</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text:p>
      <text:p text:style-name="Code_20_block"><text:s text:c="4"/>{</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text:p>
      <text:p text:style-name="Code_20_block"><text:s text:c="4"/>{</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text:p>
      <text:p text:style-name="Code_20_block"><text:s text:c="2"/>{</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public void setup()</text:p>
      <text:p text:style-name="Code_20_block"><text:s text:c="2"/>{</text:p>
      <text:p text:style-name="Code_20_block"><text:s text:c="4"/>instanceCount.incrementAndGet();</text:p>
      <text:p text:style-name="Code_20_block"><text:s text:c="2"/>}</text:p>
      <text:p text:style-name="Code_20_block"><text:s text:c="2"/>public void dispose()</text:p>
      <text:p text:style-name="Code_20_block"><text:s text:c="2"/>{</text:p>
      <text:p text:style-name="Code_20_block"><text:s text:c="4"/>instanceCount.decrementAndGet();</text:p>
      <text:p text:style-name="Code_20_block"><text:s text:c="2"/>}</text:p>
      <text:p text:style-name="Standard"/>
      <text:list xml:id="list27576263" text:continue-numbering="true" text:style-name="Outline">
        <text:list-item>
          <text:list>
            <text:list-item>
              <text:list>
                <text:list-item>
                  <text:h text:style-name="Heading_20_3" text:outline-level="3"><text:soft-page-break/>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2.0/index.html?org/jppf/server/scheduler/bundle/spi/JPPFBundlerProvider.html"><text:span text:style-name="Code_20_char">JPPFBundlerProvider</text:span></text:a> interface, which is defined as:</text:p>
      <text:p text:style-name="Standard"/>
      <text:p text:style-name="Code_20_block"><text:s text:c="2"/>public interface JPPFBundlerProvider</text:p>
      <text:p text:style-name="Code_20_block"><text:s text:c="2"/>{</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2.0/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text:p>
      <text:p text:style-name="Code_20_block"><text:s text:c="2"/>{</text:p>
      <text:p text:style-name="Code_20_block"><text:s text:c="4"/><text:span text:style-name="T5">// Get the name of the algorithm defined by this provider</text:span></text:p>
      <text:p text:style-name="Code_20_block"><text:s text:c="4"/>public String getAlgorithmName()</text:p>
      <text:p text:style-name="Code_20_block"><text:s text:c="4"/>{</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4"/>{</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4"/>{</text:p>
      <text:p text:style-name="Code_20_block"><text:s text:c="6"/>return new FixedSizeProfile(configuration);</text:p>
      <text:p text:style-name="Code_20_block"><text:s text:c="4"/>}</text:p>
      <text:p text:style-name="Code_20_block"><text:s text:c="2"/>}</text:p>
      <text:list xml:id="list27574419"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6"><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p text:style-name="P1"/>
      <text:list xml:id="list27556676" text:continue-numbering="true" text:style-name="Outline">
        <text:list-item>
          <text:list>
            <text:list-item>
              <text:list>
                <text:list-item>
                  <text:h text:style-name="P27"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text:p>
      <text:p text:style-name="Code_20_block"><text:s text:c="2"/>{</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When implementing this interface, the environment and configuration of the node become accessible via an instance of <text:a xlink:type="simple" xlink:href="http://www.jppf.org/api-2.0/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579874" text:continue-list="list27536710" text:style-name="List_20_1">
        <text:list-item>
          <text:p text:style-name="P21">when the node connects to the server</text:p>
        </text:list-item>
        <text:list-item>
          <text:p text:style-name="P21">when the node's number of processing threads has been updated dynamically (through the admin console or management APIs)</text:p>
        </text:list-item>
      </text:list>
      <text:p text:style-name="Standard"/>
      <text:p text:style-name="Standard">A sample usage of <text:a xlink:type="simple" xlink:href="http://www.jppf.org/api-2.0/index.html?org/jppf/server/scheduler/bundle/NodeAwareness.html"><text:span text:style-name="Code_20_char">NodeAwareness</text:span></text:a> can be found in the CustomLoadBalancer sample, in the JPPF samples pack.</text:p>
      <text:list xml:id="list27555885" text:continue-list="list27556676"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2.0/index.html?org/jppf/management/JPPFSystemInformation.html"><text:span text:style-name="Code_20_char">JobAwareness</text:span></text:a>, defined as follows:</text:p>
      <text:p text:style-name="P1"/>
      <text:p text:style-name="P12"><text:s text:c="2"/>// Bundler implementations should implement this interface</text:p>
      <text:p text:style-name="P12"><text:s text:c="2"/>// if they wish to have access to a job's metadata</text:p>
      <text:p text:style-name="Code_20_block"><text:s text:c="2"/>public interface JobAwareness</text:p>
      <text:p text:style-name="Code_20_block"><text:s text:c="2"/>{</text:p>
      <text:p text:style-name="Code_20_block"><text:s text:c="4"/><text:span text:style-name="T5">// Get the current job's metadata</text:span></text:p>
      <text:p text:style-name="Code_20_block"><text:s text:c="4"/>JPPFJobMetadata getJobMetadata();</text:p>
      <text:p text:style-name="Code_20_block"><text:s text:c="2"/></text:p>
      <text:p text:style-name="Code_20_block"><text:s text:c="4"/><text:span text:style-name="T5">// Set the current job's metadata</text:span></text:p>
      <text:p text:style-name="Code_20_block"><text:s text:c="4"/>void setJobMetadata(JPPFJobMetadata metadata);</text:p>
      <text:p text:style-name="Code_20_block"><text:s text:c="2"/>}</text:p>
      <text:p text:style-name="Standard"/>
      <text:p text:style-name="P1">When implementing this interface, the job metadata becomes accessible via an instance of <text:a xlink:type="simple" xlink:href="http://www.jppf.org/api-2.0/index.html?org/jppf/server/scheduler/bundle/JobAwareness.html"><text:span text:style-name="Code_20_char">JPPF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2.0/index.html?org/jppf/management/JPPFSystemInformation.html"><text:span text:style-name="Code_20_char">JobAwareness</text:span></text:a> can be found in the CustomLoadBalancer sample, in the JPPF samples pack.</text:p>
      <text:p text:style-name="Standard"/>
      <text:list xml:id="list27575378" text:continue-numbering="true" text:style-name="Outline">
        <text:list-item>
          <text:list>
            <text:list-item>
              <text:h text:style-name="P2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2.0/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text:p>
      <text:p text:style-name="Code_20_block"><text:s text:c="2"/>{</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2.0/index.html?org/jppf/node/event/NodeLifeCycleEvent.html"><text:span text:style-name="Code_20_char">NodeLifeCycleEvent</text:span></text:a>, which provides the following API:</text:p>
      <text:p text:style-name="Standard"/>
      <text:p text:style-name="Code_20_block"><text:s text:c="2"/>public class NodeLifeCycleEvent extends EventObject</text:p>
      <text:p text:style-name="Code_20_block"><text:s text:c="2"/>{</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JPPFTask&gt; getTasks();</text:p>
      <text:p text:style-name="Code_20_block"><text:s text:c="2"/>}</text:p>
      <text:p text:style-name="Standard"/>
      <text:p text:style-name="P1">Please note that the two methods getJob() and getTasks() will return null for the events of type “nodeStarting” and may <text:s/>return null for “nodeEnding” events, as the node may not be processing any job at the time these events occur.</text:p>
      <text:p text:style-name="P1"/>
      <text:p text:style-name="P1"><text:a xlink:type="simple" xlink:href="http://www.jppf.org/api-2.0/index.html?org/jppf/server/protocol/JPPFDistributedJob.html"><text:span text:style-name="Code_20_char">JPPFDistributedJob</text:span></text:a> is an interface common to client side jobs (see <text:a xlink:type="simple" xlink:href="http://www.jppf.org/api-2.0/index.html?org/jppf/client/JPPFJob.html"><text:span text:style-name="Code_20_char">JPPFJob</text:span></text:a>) and server / node side jobs (see <text:a xlink:type="simple" xlink:href="http://www.jppf.org/api-2.0/index.html?org/jppf/server/protocol/JPPFTaskBundle.html">JPPFTaskBundle</text:a>). It provides the following methods, which can be used in the the <text:span text:style-name="Code_20_char">NodeLifeCycleListener</text:span> implementation:</text:p>
      <text:p text:style-name="P1"/>
      <text:p text:style-name="Code_20_block"><text:s text:c="2"/>public interface JPPFDistributedJob</text:p>
      <text:p text:style-name="Code_20_block"><text:s text:c="2"/>{</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Id();</text:p>
      <text:p text:style-name="Code_20_block"/>
      <text:p text:style-name="Code_20_block"><text:s text:c="4"/><text:span text:style-name="T5">// Get the universal unique id for this job</text:span></text:p>
      <text:p text:style-name="Code_20_block"><text:s text:c="4"/>String getJobUuid();</text:p>
      <text:p text:style-name="Code_20_block"/>
      <text:p text:style-name="Code_20_block"><text:s text:c="4"/><text:span text:style-name="T5">// Get the service level agreement between the job and the server</text:span></text:p>
      <text:p text:style-name="Code_20_block"><text:s text:c="4"/>JPPFJobSLA getJobSLA();</text:p>
      <text:p text:style-name="Code_20_block"/>
      <text:p text:style-name="Code_20_block"><text:s text:c="4"/>/<text:span text:style-name="T5">/ Get the user-defined metadata associated with this job</text:span></text:p>
      <text:p text:style-name="Code_20_block"><text:s text:c="4"/>JPPFJobMetadata getJobMetadata();</text:p>
      <text:p text:style-name="Code_20_block"><text:s text:c="2"/>}</text:p>
      <text:p text:style-name="P1"/>
      <text:p text:style-name="P1">Once the implementation is done, the listener is hooked up to JPPF using the service provider interface:</text:p>
      <text:p text:style-name="P1"/>
      <text:list xml:id="list27541050" text:style-name="L1">
        <text:list-item>
          <text:p text:style-name="P20">create a file in <text:span text:style-name="Code_20_char">META-INF/services</text:span> named “<text:span text:style-name="Code_20_char">org.jppf.node.event.NodeLifeCycleListener</text:span>”</text:p>
        </text:list-item>
        <text:list-item>
          <text:p text:style-name="P20">in this file, add the fully qualified class name of your implementation of the interface</text:p>
        </text:list-item>
        <text:list-item>
          <text:p text:style-name="P20">copy the jar file or class folder containing your implementation and service file to the JPPF driver's class path. Note that this plugin cannot be deployed to individual nodes, due to class loading constraints. It must be deployed onto the server's class path - thus to every node - or not deployed at all</text:p>
        </text:list-item>
      </text:list>
      <text:p text:style-name="Standard"/>
      <text:p text:style-name="Standard"/>
      <text:p text:style-name="P8">Here is a simple example illustrating the process.</text:p>
      <text:p text:style-name="Standard"/>
      <text:p text:style-name="Standard">Our implementation of the <text:a xlink:type="simple" xlink:href="http://www.jppf.org/api-2.0/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text:p>
      <text:p text:style-name="Code_20_block"><text:s text:c="2"/>{</text:p>
      <text:p text:style-name="Code_20_block"><text:s text:c="4"/>public void nodeStarting(NodeLifeCycleEvent event)</text:p>
      <text:p text:style-name="Code_20_block"><text:s text:c="4"/>{</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text:p>
      <text:p text:style-name="Code_20_block"><text:s text:c="4"/>{</text:p>
      <text:p text:style-name="Code_20_block"><text:s text:c="6"/>System.out.println("node ending");</text:p>
      <text:p text:style-name="Code_20_block"><text:s text:c="4"/>}</text:p>
      <text:p text:style-name="Code_20_block"><text:s text:c="2"/></text:p>
      <text:p text:style-name="Code_20_block"><text:s text:c="4"/>public void jobStarting(NodeLifeCycleEvent event)</text:p>
      <text:p text:style-name="Code_20_block"><text:s text:c="4"/>{</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text:p>
      <text:p text:style-name="Code_20_block"><text:s text:c="4"/>{</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META-INF/services/org.jppf.node.event.NodeLifeCycleListener</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
      <text:p text:style-name="Standard"><text:span text:style-name="T1">Related JPPF sample</text:span>: “NodeLifeCyc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DT7H3M11S</meta:editing-duration>
    <meta:editing-cycles>123</meta:editing-cycles>
    <meta:generator>LibreOffice/3.3$Win32 LibreOffice_project/330m19$Build-202</meta:generator>
    <meta:creation-date>2009-11-06T05:11:40.73</meta:creation-date>
    <dc:date>2011-06-01T07:44:00.05</dc:date>
    <meta:document-statistic meta:table-count="1" meta:image-count="0" meta:object-count="0" meta:page-count="18" meta:paragraph-count="709" meta:word-count="6476" meta:character-count="4592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